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Restrictions_5f_MPT_5f_Data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Restrictions_MPT_Data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Restrictions_5f_MPT_5f_Data_5f_2014.csv" style:display-name="PageStyle_D_Contribution_and_Expenditure_Restrictions_MPT_Data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